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B0000004F278E6BF62A0425CB.png" manifest:media-type="image/png"/>
  <manifest:file-entry manifest:full-path="Pictures/10000000000004BB000001820BADF7146EBF9D9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99ff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standard">
      <style:graphic-properties svg:stroke-width="0cm" draw:marker-start-width="0.202cm" draw:marker-end-width="0.202cm" draw:fill="none" draw:textarea-horizontal-align="justify" draw:textarea-vertical-align="middle" draw:auto-grow-height="false" fo:min-height="24.13cm" fo:min-width="9.656cm" fo:padding-top="0.127cm" fo:padding-bottom="0.127cm" fo:padding-left="0.252cm" fo:padding-right="0.2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46cm"/>
    </style:style>
    <style:style style:name="gr8" style:family="graphic" style:parent-style-name="standard">
      <style:graphic-properties svg:stroke-width="0.741cm" svg:stroke-color="#cccccc" draw:marker-start-width="1.307cm" draw:marker-end-width="1.307cm" svg:stroke-opacity="100%" draw:fill="none" draw:textarea-horizontal-align="justify" draw:textarea-vertical-align="middle" draw:auto-grow-height="false" fo:min-height="24.283cm" fo:min-width="9.817cm" fo:padding-top="0.491cm" fo:padding-bottom="0.491cm" fo:padding-left="0.616cm" fo:padding-right="0.616cm"/>
    </style:style>
    <style:style style:name="gr9" style:family="graphic" style:parent-style-name="standard">
      <style:graphic-properties svg:stroke-width="0.106cm" draw:marker-start="Arrow" draw:marker-start-width="0.46cm" draw:marker-end="Arrow" draw:marker-end-width="0.46cm" draw:fill-color="#729fcf" draw:textarea-vertical-align="middle" fo:padding-top="0.179cm" fo:padding-bottom="0.179cm" fo:padding-left="0.304cm" fo:padding-right="0.304cm"/>
    </style:style>
    <style:style style:name="gr10" style:family="graphic" style:parent-style-name="objectwithoutfill">
      <style:graphic-properties draw:fill="none" draw:fill-color="#729fc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52cm" fo:min-width="9.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5.439cm" fo:min-width="0.952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36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026cm" fo:min-width="9.483cm"/>
    </style:style>
    <style:style style:name="gr22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4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574cm"/>
    </style:style>
    <style:style style:name="gr25" style:family="graphic" style:parent-style-name="standard">
      <style:graphic-properties draw:fill="none" draw:fill-color="#729fcf" draw:textarea-horizontal-align="justify" draw:textarea-vertical-align="middle" draw:auto-grow-height="false" fo:min-height="2.931cm" fo:min-width="0.1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 fo:min-height="0.893cm" fo:min-width="9.65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3.3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1.7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1.407cm"/>
    </style:style>
    <style:style style:name="gr35" style:family="graphic" style:parent-style-name="standard">
      <style:graphic-properties draw:fill="hatch" draw:fill-color="#729fcf" draw:fill-hatch-name="Black_20_-45_20_Degrees" draw:textarea-horizontal-align="justify" draw:textarea-vertical-align="middle" draw:auto-grow-height="false" fo:min-height="1.401cm" fo:min-width="9.533cm"/>
    </style:style>
    <style:style style:name="gr36" style:family="graphic" style:parent-style-name="standard">
      <style:graphic-properties draw:stroke="none" svg:stroke-color="#000000" draw:fill="none" draw:fill-color="#ffffff" fo:min-height="1.16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86cm"/>
    </style:style>
    <style:style style:name="gr38" style:family="graphic" style:parent-style-name="standard">
      <style:graphic-properties draw:fill="solid" draw:fill-color="#808080" draw:textarea-horizontal-align="justify" draw:textarea-vertical-align="middle" draw:auto-grow-height="false" fo:min-height="1.401cm" fo:min-width="9.5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999999" style:font-name="Adobe Caslon Pr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Liberation Serif" fo:background-color="transparent"/>
    </style:style>
    <style:style style:name="P7" style:family="paragraph">
      <loext:graphic-properties draw:fill="none" draw:fill-color="#ffffff"/>
      <style:text-properties fo:color="#999999" style:font-name="Liberation Serif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 draw:fill-color="#ffffff"/>
      <style:text-properties fo:color="#999999" style:font-name="Liberation Serif" fo:font-size="15pt" style:font-size-asian="15pt" style:font-size-complex="15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/>
      <style:paragraph-properties fo:text-align="center"/>
      <style:text-properties fo:color="#808080" style:font-name="Liberation Serif"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4pt" style:font-size-asian="4pt" style:font-size-complex="4pt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color="#b2b2b2"/>
    </style:style>
    <style:style style:name="P18" style:family="paragraph">
      <loext:graphic-properties draw:fill="none" draw:fill-color="#ffffff"/>
      <style:text-properties style:font-name="Liberation Serif"/>
    </style:style>
    <style:style style:name="P19" style:family="paragraph">
      <loext:graphic-properties draw:fill="hatch" draw:fill-color="#729fcf" draw:fill-hatch-name="Black_20_-45_20_Degrees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color="#808080" style:font-name="Liberation Serif" fo:background-color="transparent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style:paragraph-properties fo:text-align="end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end"/>
      <style:text-properties fo:color="#000000" style:font-name="Liberation Serif" fo:font-weight="normal" fo:background-color="transparent" style:font-weight-asian="normal" style:font-weight-complex="normal"/>
    </style:style>
    <style:style style:name="T1" style:family="text">
      <style:text-properties fo:color="#999999" style:font-name="Liberation Serif" fo:font-size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fo:color="#808080" style:font-name="Liberation Serif" fo:background-color="transparent"/>
    </style:style>
    <style:style style:name="T5" style:family="text">
      <style:text-properties fo:color="#999999" style:font-name="Liberation Serif"/>
    </style:style>
    <style:style style:name="T6" style:family="text">
      <style:text-properties fo:color="#999999" style:font-name="Liberation Serif" fo:font-size="15pt" style:font-size-asian="15pt" style:font-size-complex="15pt"/>
    </style:style>
    <style:style style:name="T7" style:family="text">
      <style:text-properties fo:color="#999999"/>
    </style:style>
    <style:style style:name="T8" style:family="text">
      <style:text-properties fo:color="#808080" style:font-name="Liberation Serif" fo:font-size="18pt" style:font-size-asian="18pt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4pt" style:font-size-asian="4pt" style:font-size-complex="4pt"/>
    </style:style>
    <style:style style:name="T11" style:family="text">
      <style:text-properties fo:color="#b2b2b2" style:font-name="Liberation Serif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000000" style:font-name="Liberation Serif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1.889cm" svg:x2="3.159cm" svg:y2="26.273cm">
          <text:p/>
        </draw:line>
        <draw:frame draw:style-name="gr2" draw:text-style-name="P2" draw:layer="layout" svg:width="1.905cm" svg:height="0.835cm" svg:x="1.889cm" svg:y="1.054cm">
          <draw:text-box>
            <text:p><text:span text:style-name="T1">24U</text:span></text:p>
          </draw:text-box>
        </draw:frame>
        <draw:custom-shape draw:style-name="gr3" draw:text-style-name="P3" draw:layer="layout" svg:width="10.16cm" svg:height="24.384cm" svg:x="4.529cm" svg:y="1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18cm" svg:height="0.683cm" svg:x="18.171cm" svg:y="26.257cm">
          <draw:text-box>
            <text:p><text:span text:style-name="T2">02/20/18</text:span></text:p>
          </draw:text-box>
        </draw:frame>
        <draw:frame draw:style-name="gr5" draw:text-style-name="P5" draw:layer="layout" svg:width="3.317cm" svg:height="1.143cm" svg:x="16.225cm" svg:y="20.923cm">
          <draw:text-box>
            <text:p><text:span text:style-name="T3"><text:s/></text:span><text:span text:style-name="T3">PAM - 3U </text:span></text:p>
          </draw:text-box>
        </draw:frame>
        <draw:frame draw:style-name="gr6" draw:text-style-name="P6" draw:layer="layout" svg:width="9.553cm" svg:height="0.954cm" svg:x="4.704cm" svg:y="11.455cm">
          <draw:text-box>
            <text:p text:style-name="P1"><text:span text:style-name="T4"><text:s text:c="17"/></text:span><text:span text:style-name="T4">1U ventilation</text:span></text:p>
          </draw:text-box>
        </draw:frame>
        <draw:frame draw:style-name="gr7" draw:text-style-name="P7" draw:layer="layout" svg:width="4.646cm" svg:height="0.954cm" svg:x="7.35cm" svg:y="2.016cm">
          <draw:text-box>
            <text:p><text:span text:style-name="T5">1U+ extra space</text:span></text:p>
          </draw:text-box>
        </draw:frame>
        <draw:custom-shape draw:style-name="gr8" draw:text-style-name="P3" draw:layer="layout" svg:width="11.049cm" svg:height="25.273cm" svg:x="4.067cm" svg:y="1.376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.635cm" svg:y1="1cm" svg:x2="1.635cm" svg:y2="26.94cm">
          <text:p/>
        </draw:line>
        <draw:line draw:style-name="gr10" draw:text-style-name="P9" draw:layer="layout" svg:x1="0.619cm" svg:y1="1cm" svg:x2="2.143cm" svg:y2="1cm">
          <text:p/>
        </draw:line>
        <draw:line draw:style-name="gr10" draw:text-style-name="P9" draw:layer="layout" svg:x1="2.016cm" svg:y1="1.762cm" svg:x2="3.54cm" svg:y2="1.762cm">
          <text:p/>
        </draw:line>
        <draw:frame draw:style-name="gr11" draw:text-style-name="P10" draw:layer="layout" svg:width="5.29cm" svg:height="0.835cm" svg:x="0.426cm" svg:y="0.238cm">
          <draw:text-box>
            <text:p><text:span text:style-name="T6">46.25 “ = 1174.75 mm</text:span></text:p>
          </draw:text-box>
        </draw:frame>
        <draw:frame draw:style-name="gr12" draw:text-style-name="P11" draw:layer="layout" svg:width="4.765cm" svg:height="0.962cm" svg:x="7.223cm" svg:y="25.13cm">
          <draw:text-box>
            <text:p><text:span text:style-name="T7">1U extra space</text:span></text:p>
          </draw:text-box>
        </draw:frame>
        <draw:g>
          <draw:custom-shape draw:style-name="gr13" draw:text-style-name="P12" draw:layer="layout" svg:width="9.93cm" svg:height="0.902cm" svg:x="4.556cm" svg:y="18.229cm">
            <text:p text:style-name="P1"><text:span text:style-name="T8">Fixed shelf 1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4" draw:text-style-name="P13" draw:layer="layout" svg:width="1.306cm" svg:height="1.476cm" svg:x="5.169cm" svg:y="17.587cm">
              <draw:text-box>
                <text:p><text:span text:style-name="T9">C0</text:span></text:p>
              </draw:text-box>
            </draw:frame>
            <draw:custom-shape draw:style-name="gr15" draw:text-style-name="P3" draw:layer="layout" svg:width="1.452cm" svg:height="5.689cm" svg:x="5.27cm" svg:y="12.5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" draw:layer="layout" svg:width="0.166cm" svg:height="0.158cm" svg:x="5.487cm" svg:y="14.1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166cm" svg:height="0.158cm" svg:x="5.487cm" svg:y="14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166cm" svg:height="0.158cm" svg:x="5.487cm" svg:y="15.749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166cm" svg:height="0.158cm" svg:x="5.487cm" svg:y="15.9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166cm" svg:height="0.158cm" svg:x="5.487cm" svg:y="17.2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" draw:layer="layout" svg:width="0.166cm" svg:height="0.158cm" svg:x="5.487cm" svg:y="17.4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7" draw:text-style-name="P3" draw:layer="layout" svg:width="0.416cm" svg:height="0.786cm" svg:x="5.442cm" svg:y="12.7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8" draw:text-style-name="P3" draw:layer="layout" svg:x1="5.442cm" svg:y1="13.144cm" svg:x2="5.857cm" svg:y2="13.144cm">
                <text:p/>
              </draw:line>
            </draw:g>
            <draw:frame draw:style-name="gr19" draw:text-style-name="P13" draw:layer="layout" svg:width="1.306cm" svg:height="1.092cm" svg:x="5.169cm" svg:y="13.601cm">
              <draw:text-box>
                <text:p><text:span text:style-name="T9">A3</text:span></text:p>
              </draw:text-box>
            </draw:frame>
            <draw:frame draw:style-name="gr14" draw:text-style-name="P13" draw:layer="layout" svg:width="1.306cm" svg:height="1.476cm" svg:x="5.169cm" svg:y="14.45cm">
              <draw:text-box>
                <text:p><text:span text:style-name="T9">A0</text:span></text:p>
              </draw:text-box>
            </draw:frame>
            <draw:frame draw:style-name="gr20" draw:text-style-name="P13" draw:layer="layout" svg:width="1.306cm" svg:height="1.475cm" svg:x="5.169cm" svg:y="15.16cm">
              <draw:text-box>
                <text:p><text:span text:style-name="T9">B3</text:span></text:p>
              </draw:text-box>
            </draw:frame>
            <draw:frame draw:style-name="gr14" draw:text-style-name="P13" draw:layer="layout" svg:width="1.306cm" svg:height="1.476cm" svg:x="5.169cm" svg:y="16.028cm">
              <draw:text-box>
                <text:p><text:span text:style-name="T9">B0</text:span></text:p>
              </draw:text-box>
            </draw:frame>
            <draw:frame draw:style-name="gr14" draw:text-style-name="P13" draw:layer="layout" svg:width="1.306cm" svg:height="1.476cm" svg:x="5.169cm" svg:y="16.635cm">
              <draw:text-box>
                <text:p><text:span text:style-name="T9">C3</text:span></text:p>
              </draw:text-box>
            </draw:frame>
            <draw:g>
              <draw:line draw:style-name="gr18" draw:text-style-name="P3" draw:layer="layout" svg:x1="6.54cm" svg:y1="16.468cm" svg:x2="6.286cm" svg:y2="16.595cm">
                <text:p/>
              </draw:line>
              <draw:line draw:style-name="gr18" draw:text-style-name="P3" draw:layer="layout" svg:x1="6.286cm" svg:y1="17.865cm" svg:x2="6.54cm" svg:y2="17.992cm">
                <text:p/>
              </draw:line>
              <draw:line draw:style-name="gr18" draw:text-style-name="P3" draw:layer="layout" svg:x1="6.286cm" svg:y1="16.595cm" svg:x2="6.286cm" svg:y2="17.865cm">
                <text:p/>
              </draw:line>
              <draw:line draw:style-name="gr18" draw:text-style-name="P3" draw:layer="layout" svg:x1="6.54cm" svg:y1="16.468cm" svg:x2="6.54cm" svg:y2="17.992cm">
                <text:p/>
              </draw:line>
            </draw:g>
            <draw:line draw:style-name="gr18" draw:text-style-name="P3" draw:layer="layout" svg:x1="6.54cm" svg:y1="13.928cm" svg:x2="6.286cm" svg:y2="14.055cm">
              <text:p/>
            </draw:line>
            <draw:line draw:style-name="gr18" draw:text-style-name="P3" draw:layer="layout" svg:x1="6.286cm" svg:y1="14.563cm" svg:x2="6.54cm" svg:y2="14.69cm">
              <text:p/>
            </draw:line>
            <draw:line draw:style-name="gr18" draw:text-style-name="P3" draw:layer="layout" svg:x1="6.286cm" svg:y1="14.055cm" svg:x2="6.286cm" svg:y2="14.563cm">
              <text:p/>
            </draw:line>
            <draw:line draw:style-name="gr18" draw:text-style-name="P3" draw:layer="layout" svg:x1="6.54cm" svg:y1="13.928cm" svg:x2="6.54cm" svg:y2="14.69cm">
              <text:p/>
            </draw:line>
            <draw:g>
              <draw:custom-shape draw:style-name="gr15" draw:text-style-name="P3" draw:layer="layout" svg:width="1.452cm" svg:height="5.689cm" svg:x="7.547cm" svg:y="12.5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" draw:layer="layout" svg:width="0.166cm" svg:height="0.158cm" svg:x="7.764cm" svg:y="14.2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7.764cm" svg:y="14.4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7.764cm" svg:y="15.7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7.764cm" svg:y="16.0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7.764cm" svg:y="17.2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7.764cm" svg:y="17.5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7" draw:text-style-name="P3" draw:layer="layout" svg:width="0.416cm" svg:height="0.786cm" svg:x="7.719cm" svg:y="1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8" draw:text-style-name="P3" draw:layer="layout" svg:x1="7.719cm" svg:y1="13.193cm" svg:x2="8.134cm" svg:y2="13.193cm">
                  <text:p/>
                </draw:line>
              </draw:g>
              <draw:frame draw:style-name="gr19" draw:text-style-name="P13" draw:layer="layout" svg:width="1.306cm" svg:height="1.092cm" svg:x="7.446cm" svg:y="13.65cm">
                <draw:text-box>
                  <text:p><text:span text:style-name="T9">A3</text:span></text:p>
                </draw:text-box>
              </draw:frame>
              <draw:frame draw:style-name="gr14" draw:text-style-name="P13" draw:layer="layout" svg:width="1.306cm" svg:height="1.476cm" svg:x="7.446cm" svg:y="14.499cm">
                <draw:text-box>
                  <text:p><text:span text:style-name="T9">A0</text:span></text:p>
                </draw:text-box>
              </draw:frame>
              <draw:frame draw:style-name="gr20" draw:text-style-name="P13" draw:layer="layout" svg:width="1.306cm" svg:height="1.475cm" svg:x="7.446cm" svg:y="15.209cm">
                <draw:text-box>
                  <text:p><text:span text:style-name="T9">B3</text:span></text:p>
                </draw:text-box>
              </draw:frame>
              <draw:frame draw:style-name="gr14" draw:text-style-name="P13" draw:layer="layout" svg:width="1.306cm" svg:height="1.476cm" svg:x="7.446cm" svg:y="16.077cm">
                <draw:text-box>
                  <text:p><text:span text:style-name="T9">B0</text:span></text:p>
                </draw:text-box>
              </draw:frame>
              <draw:frame draw:style-name="gr14" draw:text-style-name="P13" draw:layer="layout" svg:width="1.306cm" svg:height="1.476cm" svg:x="7.446cm" svg:y="16.684cm">
                <draw:text-box>
                  <text:p><text:span text:style-name="T9">C3</text:span></text:p>
                </draw:text-box>
              </draw:frame>
              <draw:line draw:style-name="gr18" draw:text-style-name="P3" draw:layer="layout" svg:x1="8.817cm" svg:y1="16.517cm" svg:x2="8.563cm" svg:y2="16.644cm">
                <text:p/>
              </draw:line>
              <draw:line draw:style-name="gr18" draw:text-style-name="P3" draw:layer="layout" svg:x1="8.563cm" svg:y1="17.914cm" svg:x2="8.817cm" svg:y2="18.041cm">
                <text:p/>
              </draw:line>
              <draw:line draw:style-name="gr18" draw:text-style-name="P3" draw:layer="layout" svg:x1="8.563cm" svg:y1="16.644cm" svg:x2="8.563cm" svg:y2="17.914cm">
                <text:p/>
              </draw:line>
              <draw:line draw:style-name="gr18" draw:text-style-name="P3" draw:layer="layout" svg:x1="8.817cm" svg:y1="16.517cm" svg:x2="8.817cm" svg:y2="18.041cm">
                <text:p/>
              </draw:line>
              <draw:line draw:style-name="gr18" draw:text-style-name="P3" draw:layer="layout" svg:x1="8.817cm" svg:y1="13.977cm" svg:x2="8.563cm" svg:y2="14.104cm">
                <text:p/>
              </draw:line>
              <draw:line draw:style-name="gr18" draw:text-style-name="P3" draw:layer="layout" svg:x1="8.563cm" svg:y1="14.612cm" svg:x2="8.817cm" svg:y2="14.739cm">
                <text:p/>
              </draw:line>
              <draw:line draw:style-name="gr18" draw:text-style-name="P3" draw:layer="layout" svg:x1="8.563cm" svg:y1="14.104cm" svg:x2="8.563cm" svg:y2="14.612cm">
                <text:p/>
              </draw:line>
              <draw:line draw:style-name="gr18" draw:text-style-name="P3" draw:layer="layout" svg:x1="8.817cm" svg:y1="13.977cm" svg:x2="8.817cm" svg:y2="14.739cm">
                <text:p/>
              </draw:line>
            </draw:g>
            <draw:g>
              <draw:custom-shape draw:style-name="gr15" draw:text-style-name="P3" draw:layer="layout" svg:width="1.452cm" svg:height="5.689cm" svg:x="12.275cm" svg:y="12.5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" draw:layer="layout" svg:width="0.166cm" svg:height="0.158cm" svg:x="12.492cm" svg:y="14.2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2.492cm" svg:y="14.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2.492cm" svg:y="15.7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2.492cm" svg:y="16.0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2.492cm" svg:y="17.29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2.492cm" svg:y="17.5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7" draw:text-style-name="P3" draw:layer="layout" svg:width="0.416cm" svg:height="0.786cm" svg:x="12.447cm" svg:y="12.80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8" draw:text-style-name="P3" draw:layer="layout" svg:x1="12.447cm" svg:y1="13.194cm" svg:x2="12.862cm" svg:y2="13.194cm">
                  <text:p/>
                </draw:line>
              </draw:g>
              <draw:frame draw:style-name="gr19" draw:text-style-name="P13" draw:layer="layout" svg:width="1.306cm" svg:height="1.092cm" svg:x="12.174cm" svg:y="13.651cm">
                <draw:text-box>
                  <text:p><text:span text:style-name="T9">A3</text:span></text:p>
                </draw:text-box>
              </draw:frame>
              <draw:frame draw:style-name="gr14" draw:text-style-name="P13" draw:layer="layout" svg:width="1.306cm" svg:height="1.476cm" svg:x="12.174cm" svg:y="14.5cm">
                <draw:text-box>
                  <text:p><text:span text:style-name="T9">A0</text:span></text:p>
                </draw:text-box>
              </draw:frame>
              <draw:frame draw:style-name="gr20" draw:text-style-name="P13" draw:layer="layout" svg:width="1.306cm" svg:height="1.475cm" svg:x="12.174cm" svg:y="15.21cm">
                <draw:text-box>
                  <text:p><text:span text:style-name="T9">B3</text:span></text:p>
                </draw:text-box>
              </draw:frame>
              <draw:frame draw:style-name="gr14" draw:text-style-name="P13" draw:layer="layout" svg:width="1.306cm" svg:height="1.476cm" svg:x="12.174cm" svg:y="16.078cm">
                <draw:text-box>
                  <text:p><text:span text:style-name="T9">B0</text:span></text:p>
                </draw:text-box>
              </draw:frame>
              <draw:frame draw:style-name="gr14" draw:text-style-name="P13" draw:layer="layout" svg:width="1.306cm" svg:height="1.476cm" svg:x="12.174cm" svg:y="16.685cm">
                <draw:text-box>
                  <text:p><text:span text:style-name="T9">C3</text:span></text:p>
                </draw:text-box>
              </draw:frame>
              <draw:line draw:style-name="gr18" draw:text-style-name="P3" draw:layer="layout" svg:x1="13.545cm" svg:y1="16.518cm" svg:x2="13.291cm" svg:y2="16.645cm">
                <text:p/>
              </draw:line>
              <draw:line draw:style-name="gr18" draw:text-style-name="P3" draw:layer="layout" svg:x1="13.291cm" svg:y1="17.915cm" svg:x2="13.545cm" svg:y2="18.042cm">
                <text:p/>
              </draw:line>
              <draw:line draw:style-name="gr18" draw:text-style-name="P3" draw:layer="layout" svg:x1="13.291cm" svg:y1="16.645cm" svg:x2="13.291cm" svg:y2="17.915cm">
                <text:p/>
              </draw:line>
              <draw:line draw:style-name="gr18" draw:text-style-name="P3" draw:layer="layout" svg:x1="13.545cm" svg:y1="16.518cm" svg:x2="13.545cm" svg:y2="18.042cm">
                <text:p/>
              </draw:line>
              <draw:line draw:style-name="gr18" draw:text-style-name="P3" draw:layer="layout" svg:x1="13.545cm" svg:y1="13.978cm" svg:x2="13.291cm" svg:y2="14.105cm">
                <text:p/>
              </draw:line>
              <draw:line draw:style-name="gr18" draw:text-style-name="P3" draw:layer="layout" svg:x1="13.291cm" svg:y1="14.613cm" svg:x2="13.545cm" svg:y2="14.74cm">
                <text:p/>
              </draw:line>
              <draw:line draw:style-name="gr18" draw:text-style-name="P3" draw:layer="layout" svg:x1="13.291cm" svg:y1="14.105cm" svg:x2="13.291cm" svg:y2="14.613cm">
                <text:p/>
              </draw:line>
              <draw:line draw:style-name="gr18" draw:text-style-name="P3" draw:layer="layout" svg:x1="13.545cm" svg:y1="13.978cm" svg:x2="13.545cm" svg:y2="14.74cm">
                <text:p/>
              </draw:line>
            </draw:g>
            <draw:g>
              <draw:custom-shape draw:style-name="gr15" draw:text-style-name="P3" draw:layer="layout" svg:width="1.452cm" svg:height="5.689cm" svg:x="9.96cm" svg:y="12.5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" draw:text-style-name="P1" draw:layer="layout" svg:width="0.166cm" svg:height="0.158cm" svg:x="10.177cm" svg:y="14.2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0.177cm" svg:y="14.4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0.177cm" svg:y="15.7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0.177cm" svg:y="16.0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0.177cm" svg:y="17.29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" draw:layer="layout" svg:width="0.166cm" svg:height="0.158cm" svg:x="10.177cm" svg:y="17.53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7" draw:text-style-name="P3" draw:layer="layout" svg:width="0.416cm" svg:height="0.786cm" svg:x="10.132cm" svg:y="1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8" draw:text-style-name="P3" draw:layer="layout" svg:x1="10.132cm" svg:y1="13.193cm" svg:x2="10.547cm" svg:y2="13.193cm">
                  <text:p/>
                </draw:line>
              </draw:g>
              <draw:frame draw:style-name="gr19" draw:text-style-name="P13" draw:layer="layout" svg:width="1.306cm" svg:height="1.092cm" svg:x="9.859cm" svg:y="13.65cm">
                <draw:text-box>
                  <text:p><text:span text:style-name="T9">A3</text:span></text:p>
                </draw:text-box>
              </draw:frame>
              <draw:frame draw:style-name="gr14" draw:text-style-name="P13" draw:layer="layout" svg:width="1.306cm" svg:height="1.476cm" svg:x="9.859cm" svg:y="14.499cm">
                <draw:text-box>
                  <text:p><text:span text:style-name="T9">A0</text:span></text:p>
                </draw:text-box>
              </draw:frame>
              <draw:frame draw:style-name="gr20" draw:text-style-name="P13" draw:layer="layout" svg:width="1.306cm" svg:height="1.475cm" svg:x="9.859cm" svg:y="15.209cm">
                <draw:text-box>
                  <text:p><text:span text:style-name="T9">B3</text:span></text:p>
                </draw:text-box>
              </draw:frame>
              <draw:frame draw:style-name="gr14" draw:text-style-name="P13" draw:layer="layout" svg:width="1.306cm" svg:height="1.476cm" svg:x="9.859cm" svg:y="16.077cm">
                <draw:text-box>
                  <text:p><text:span text:style-name="T9">B0</text:span></text:p>
                </draw:text-box>
              </draw:frame>
              <draw:frame draw:style-name="gr14" draw:text-style-name="P13" draw:layer="layout" svg:width="1.306cm" svg:height="1.476cm" svg:x="9.859cm" svg:y="16.684cm">
                <draw:text-box>
                  <text:p><text:span text:style-name="T9">C3</text:span></text:p>
                </draw:text-box>
              </draw:frame>
              <draw:line draw:style-name="gr18" draw:text-style-name="P3" draw:layer="layout" svg:x1="11.23cm" svg:y1="16.517cm" svg:x2="10.976cm" svg:y2="16.644cm">
                <text:p/>
              </draw:line>
              <draw:line draw:style-name="gr18" draw:text-style-name="P3" draw:layer="layout" svg:x1="10.976cm" svg:y1="17.914cm" svg:x2="11.23cm" svg:y2="18.041cm">
                <text:p/>
              </draw:line>
              <draw:line draw:style-name="gr18" draw:text-style-name="P3" draw:layer="layout" svg:x1="10.976cm" svg:y1="16.644cm" svg:x2="10.976cm" svg:y2="17.914cm">
                <text:p/>
              </draw:line>
              <draw:line draw:style-name="gr18" draw:text-style-name="P3" draw:layer="layout" svg:x1="11.23cm" svg:y1="16.517cm" svg:x2="11.23cm" svg:y2="18.041cm">
                <text:p/>
              </draw:line>
              <draw:line draw:style-name="gr18" draw:text-style-name="P3" draw:layer="layout" svg:x1="11.23cm" svg:y1="13.977cm" svg:x2="10.976cm" svg:y2="14.104cm">
                <text:p/>
              </draw:line>
              <draw:line draw:style-name="gr18" draw:text-style-name="P3" draw:layer="layout" svg:x1="10.976cm" svg:y1="14.612cm" svg:x2="11.23cm" svg:y2="14.739cm">
                <text:p/>
              </draw:line>
              <draw:line draw:style-name="gr18" draw:text-style-name="P3" draw:layer="layout" svg:x1="10.976cm" svg:y1="14.104cm" svg:x2="10.976cm" svg:y2="14.612cm">
                <text:p/>
              </draw:line>
              <draw:line draw:style-name="gr18" draw:text-style-name="P3" draw:layer="layout" svg:x1="11.23cm" svg:y1="13.977cm" svg:x2="11.23cm" svg:y2="14.739cm">
                <text:p/>
              </draw:line>
            </draw:g>
          </draw:g>
        </draw:g>
        <draw:custom-shape draw:style-name="gr21" draw:text-style-name="P3" draw:layer="layout" svg:width="9.983cm" svg:height="3.276cm" svg:x="4.552cm" svg:y="20.1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618cm" svg:height="3.181cm" svg:x="4.59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4.74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4.448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4.74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4.448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4.74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4.351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4.74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4.351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5.208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8cm" svg:height="0.194cm" svg:x="5.357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5.066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8cm" svg:height="0.194cm" svg:x="5.357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5.066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8cm" svg:height="0.194cm" svg:x="5.357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4.968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8cm" svg:height="0.194cm" svg:x="5.357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4.968cm" svg:y="22.838cm">
          <draw:text-box>
            <text:p><text:span text:style-name="T10">Output, y</text:span></text:p>
          </draw:text-box>
        </draw:frame>
        <draw:custom-shape draw:style-name="gr22" draw:text-style-name="P9" draw:layer="layout" svg:width="0.618cm" svg:height="3.181cm" svg:x="5.825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5.975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5.683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5.975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5.683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5.975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5.586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5.975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5.586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6.443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8cm" svg:height="0.194cm" svg:x="6.592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6.301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8cm" svg:height="0.194cm" svg:x="6.592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6.301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8cm" svg:height="0.194cm" svg:x="6.592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6.203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8cm" svg:height="0.194cm" svg:x="6.592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6.203cm" svg:y="22.838cm">
          <draw:text-box>
            <text:p><text:span text:style-name="T10">Output, y</text:span></text:p>
          </draw:text-box>
        </draw:frame>
        <draw:custom-shape draw:style-name="gr22" draw:text-style-name="P9" draw:layer="layout" svg:width="0.618cm" svg:height="3.181cm" svg:x="7.06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7.21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6.918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7.21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6.918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7.21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6.821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7.21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6.821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7.678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7.828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7.536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7.828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7.536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7.828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7.439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7.828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7.439cm" svg:y="22.838cm">
          <draw:text-box>
            <text:p><text:span text:style-name="T10">Output, y</text:span></text:p>
          </draw:text-box>
        </draw:frame>
        <draw:custom-shape draw:style-name="gr22" draw:text-style-name="P9" draw:layer="layout" svg:width="0.618cm" svg:height="3.181cm" svg:x="8.295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8.445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8.153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8.445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8.153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8.445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8.056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8.445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8.056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8.913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9.063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8.771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9.063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8.771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9.063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8.674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9.063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8.674cm" svg:y="22.838cm">
          <draw:text-box>
            <text:p><text:span text:style-name="T10">Output, y</text:span></text:p>
          </draw:text-box>
        </draw:frame>
        <draw:custom-shape draw:style-name="gr22" draw:text-style-name="P9" draw:layer="layout" svg:width="0.618cm" svg:height="3.181cm" svg:x="9.53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8cm" svg:height="0.194cm" svg:x="9.68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9.388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8cm" svg:height="0.194cm" svg:x="9.68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9.388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8cm" svg:height="0.194cm" svg:x="9.68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controls" svg:width="1.045cm" svg:height="0.565cm" svg:x="9.291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8cm" svg:height="0.194cm" svg:x="9.68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9.291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10.148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10.298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0.006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10.298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0.006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10.298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9.909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10.298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9.909cm" svg:y="22.838cm">
          <draw:text-box>
            <text:p><text:span text:style-name="T10">Output, y</text:span></text:p>
          </draw:text-box>
        </draw:frame>
        <draw:custom-shape draw:style-name="gr22" draw:text-style-name="P9" draw:layer="layout" svg:width="0.618cm" svg:height="3.181cm" svg:x="10.765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8cm" svg:height="0.194cm" svg:x="10.915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0.623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8cm" svg:height="0.194cm" svg:x="10.915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0.623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8cm" svg:height="0.194cm" svg:x="10.915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10.526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8cm" svg:height="0.194cm" svg:x="10.915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10.526cm" svg:y="22.838cm">
          <draw:text-box>
            <text:p><text:span text:style-name="T10">Output, y</text:span></text:p>
          </draw:text-box>
        </draw:frame>
        <draw:custom-shape draw:style-name="gr25" draw:text-style-name="P9" draw:layer="layout" svg:width="0.617cm" svg:height="3.181cm" svg:x="11.383cm" svg:y="2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controls" svg:width="0.197cm" svg:height="0.194cm" svg:x="11.533cm" svg:y="20.4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1.241cm" svg:y="20.617cm">
          <draw:text-box>
            <text:p><text:span text:style-name="T10">Input, x</text:span></text:p>
          </draw:text-box>
        </draw:frame>
        <draw:custom-shape draw:style-name="gr16" draw:text-style-name="P1" draw:layer="controls" svg:width="0.197cm" svg:height="0.194cm" svg:x="11.533cm" svg:y="21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controls" svg:width="0.963cm" svg:height="0.408cm" svg:x="11.241cm" svg:y="21.198cm">
          <draw:text-box>
            <text:p><text:span text:style-name="T10">Input, y</text:span></text:p>
          </draw:text-box>
        </draw:frame>
        <draw:custom-shape draw:style-name="gr16" draw:text-style-name="P1" draw:layer="controls" svg:width="0.197cm" svg:height="0.194cm" svg:x="11.533cm" svg:y="2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11.144cm" svg:y="22.257cm">
          <draw:text-box>
            <text:p><text:span text:style-name="T10">Output, x</text:span></text:p>
          </draw:text-box>
        </draw:frame>
        <draw:custom-shape draw:style-name="gr16" draw:text-style-name="P1" draw:layer="controls" svg:width="0.197cm" svg:height="0.194cm" svg:x="11.533cm" svg:y="22.6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controls" svg:width="1.074cm" svg:height="0.408cm" svg:x="11.144cm" svg:y="22.838cm">
          <draw:text-box>
            <text:p><text:span text:style-name="T10">Output, y</text:span></text:p>
          </draw:text-box>
        </draw:frame>
        <draw:g>
          <draw:line draw:style-name="gr18" draw:text-style-name="P3" draw:layer="layout" svg:x1="13.722cm" svg:y1="20.884cm" svg:x2="13.594cm" svg:y2="21.137cm">
            <text:p/>
          </draw:line>
          <draw:line draw:style-name="gr18" draw:text-style-name="P3" draw:layer="layout" svg:x1="12.324cm" svg:y1="21.132cm" svg:x2="12.198cm" svg:y2="20.877cm">
            <text:p/>
          </draw:line>
          <draw:line draw:style-name="gr18" draw:text-style-name="P3" draw:layer="layout" svg:x1="13.594cm" svg:y1="21.138cm" svg:x2="12.324cm" svg:y2="21.132cm">
            <text:p/>
          </draw:line>
          <draw:line draw:style-name="gr18" draw:text-style-name="P3" draw:layer="layout" svg:x1="13.722cm" svg:y1="20.884cm" svg:x2="12.198cm" svg:y2="20.877cm">
            <text:p/>
          </draw:line>
        </draw:g>
        <draw:g>
          <draw:line draw:style-name="gr18" draw:text-style-name="P3" draw:layer="layout" svg:x1="13.722cm" svg:y1="22.021cm" svg:x2="13.594cm" svg:y2="22.274cm">
            <text:p/>
          </draw:line>
          <draw:line draw:style-name="gr18" draw:text-style-name="P3" draw:layer="layout" svg:x1="12.324cm" svg:y1="22.269cm" svg:x2="12.198cm" svg:y2="22.014cm">
            <text:p/>
          </draw:line>
          <draw:line draw:style-name="gr18" draw:text-style-name="P3" draw:layer="layout" svg:x1="13.594cm" svg:y1="22.275cm" svg:x2="12.324cm" svg:y2="22.269cm">
            <text:p/>
          </draw:line>
          <draw:line draw:style-name="gr18" draw:text-style-name="P3" draw:layer="layout" svg:x1="13.722cm" svg:y1="22.021cm" svg:x2="12.198cm" svg:y2="22.014cm">
            <text:p/>
          </draw:line>
        </draw:g>
        <draw:g>
          <draw:line draw:style-name="gr18" draw:text-style-name="P3" draw:layer="layout" svg:x1="13.722cm" svg:y1="21.646cm" svg:x2="13.594cm" svg:y2="21.899cm">
            <text:p/>
          </draw:line>
          <draw:line draw:style-name="gr18" draw:text-style-name="P3" draw:layer="layout" svg:x1="12.324cm" svg:y1="21.894cm" svg:x2="12.198cm" svg:y2="21.639cm">
            <text:p/>
          </draw:line>
          <draw:line draw:style-name="gr18" draw:text-style-name="P3" draw:layer="layout" svg:x1="13.594cm" svg:y1="21.9cm" svg:x2="12.324cm" svg:y2="21.894cm">
            <text:p/>
          </draw:line>
          <draw:line draw:style-name="gr18" draw:text-style-name="P3" draw:layer="layout" svg:x1="13.722cm" svg:y1="21.646cm" svg:x2="12.198cm" svg:y2="21.639cm">
            <text:p/>
          </draw:line>
        </draw:g>
        <draw:g>
          <draw:line draw:style-name="gr18" draw:text-style-name="P3" draw:layer="layout" svg:x1="13.722cm" svg:y1="21.265cm" svg:x2="13.594cm" svg:y2="21.518cm">
            <text:p/>
          </draw:line>
          <draw:line draw:style-name="gr18" draw:text-style-name="P3" draw:layer="layout" svg:x1="12.324cm" svg:y1="21.513cm" svg:x2="12.198cm" svg:y2="21.258cm">
            <text:p/>
          </draw:line>
          <draw:line draw:style-name="gr18" draw:text-style-name="P3" draw:layer="layout" svg:x1="13.594cm" svg:y1="21.519cm" svg:x2="12.324cm" svg:y2="21.513cm">
            <text:p/>
          </draw:line>
          <draw:line draw:style-name="gr18" draw:text-style-name="P3" draw:layer="layout" svg:x1="13.722cm" svg:y1="21.265cm" svg:x2="12.198cm" svg:y2="21.258cm">
            <text:p/>
          </draw:line>
        </draw:g>
        <draw:custom-shape draw:style-name="gr27" draw:text-style-name="P1" draw:layer="layout" svg:width="0.381cm" svg:height="0.381cm" svg:x="14.003cm" svg:y="21.0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381cm" svg:height="0.381cm" svg:x="14.003cm" svg:y="21.6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0.154cm" svg:height="1.143cm" svg:x="4.556cm" svg:y="4.202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4.765cm" svg:height="0.954cm" svg:x="15.545cm" svg:y="4.223cm">
          <draw:text-box>
            <text:p text:style-name="P16"><text:span text:style-name="T3">Patch panel - 1U</text:span></text:p>
          </draw:text-box>
        </draw:frame>
        <draw:frame draw:style-name="gr30" draw:text-style-name="P17" draw:layer="layout" svg:width="3.397cm" svg:height="1.589cm" svg:x="16.313cm" svg:y="6.904cm">
          <draw:text-box>
            <text:p><text:span text:style-name="T11">Fixed rails</text:span></text:p>
          </draw:text-box>
        </draw:frame>
        <draw:frame draw:style-name="gr31" draw:text-style-name="P18" draw:layer="layout" svg:width="3.216cm" svg:height="0.962cm" svg:x="16.367cm" svg:y="6.207cm">
          <draw:text-box>
            <text:p><text:span text:style-name="T12">PCB - 3U</text:span></text:p>
          </draw:text-box>
        </draw:frame>
        <draw:frame draw:style-name="gr32" draw:text-style-name="P5" draw:layer="layout" svg:width="5.256cm" svg:height="0.954cm" svg:x="15.4cm" svg:y="14.705cm">
          <draw:text-box>
            <text:p><text:span text:style-name="T3">SNAP boards - 6U</text:span></text:p>
          </draw:text-box>
        </draw:frame>
        <draw:frame draw:style-name="gr33" draw:text-style-name="P3" draw:layer="layout" svg:width="10.325cm" svg:height="1.09cm" svg:x="4.429cm" svg:y="3.085cm">
          <draw:image xlink:href="Pictures/10000201000002EB0000004F278E6BF62A0425CB.png" xlink:type="simple" xlink:show="embed" xlink:actuate="onLoad">
            <text:p/>
          </draw:image>
        </draw:frame>
        <draw:frame draw:style-name="gr34" draw:text-style-name="P5" draw:layer="layout" svg:width="5.08cm" svg:height="1.657cm" svg:x="15.532cm" svg:y="3.186cm">
          <draw:text-box>
            <text:p><text:span text:style-name="T3">Power Strip - 1U</text:span></text:p>
          </draw:text-box>
        </draw:frame>
        <draw:custom-shape draw:style-name="gr35" draw:text-style-name="P19" draw:layer="layout" svg:width="10.033cm" svg:height="1.651cm" svg:x="4.556cm" svg:y="23.479cm">
          <text:p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4.826cm" svg:height="1.419cm" svg:x="15.605cm" svg:y="23.652cm">
          <draw:text-box>
            <text:p text:style-name="P1"><text:span text:style-name="T13">PSU in case of RF over fiber - 2U</text:span></text:p>
          </draw:text-box>
        </draw:frame>
        <draw:frame draw:style-name="gr37" draw:text-style-name="P21" draw:layer="layout" svg:width="1.086cm" svg:height="0.763cm" svg:x="7.477cm" svg:y="17.617cm">
          <draw:text-box>
            <text:p><text:span text:style-name="T9">C0</text:span></text:p>
          </draw:text-box>
        </draw:frame>
        <draw:frame draw:style-name="gr37" draw:text-style-name="P21" draw:layer="layout" svg:width="1.086cm" svg:height="0.763cm" svg:x="9.871cm" svg:y="17.572cm">
          <draw:text-box>
            <text:p><text:span text:style-name="T9">C0</text:span></text:p>
          </draw:text-box>
        </draw:frame>
        <draw:frame draw:style-name="gr37" draw:text-style-name="P21" draw:layer="layout" svg:width="1.086cm" svg:height="0.763cm" svg:x="12.13cm" svg:y="17.572cm">
          <draw:text-box>
            <text:p><text:span text:style-name="T9">C0</text:span></text:p>
          </draw:text-box>
        </draw:frame>
        <draw:frame draw:style-name="gr6" draw:text-style-name="P23" draw:layer="layout" svg:width="9.553cm" svg:height="0.954cm" svg:x="4.705cm" svg:y="19.155cm">
          <draw:text-box>
            <text:p text:style-name="P22"><text:span text:style-name="T4"><text:s text:c="16"/></text:span><text:span text:style-name="T4">1U extra space</text:span></text:p>
          </draw:text-box>
        </draw:frame>
        <draw:frame draw:style-name="gr33" draw:text-style-name="P3" draw:layer="layout" svg:width="10.22cm" svg:height="3.257cm" svg:x="4.496cm" svg:y="5.48cm">
          <draw:image xlink:href="Pictures/10000000000004BB000001820BADF7146EBF9D9D.jpg" xlink:type="simple" xlink:show="embed" xlink:actuate="onLoad">
            <text:p/>
          </draw:image>
        </draw:frame>
        <draw:custom-shape draw:style-name="gr38" draw:text-style-name="P24" draw:layer="layout" svg:width="10.033cm" svg:height="1.651cm" svg:x="4.578cm" svg:y="9.665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4.933cm" svg:height="0.954cm" svg:x="15.371cm" svg:y="9.69cm">
          <draw:text-box>
            <text:p text:style-name="P25"><text:span text:style-name="T14"><text:s text:c="2"/></text:span><text:span text:style-name="T14">FEM PSU - 2U</text:span></text:p>
          </draw:text-box>
        </draw:frame>
        <draw:frame draw:style-name="gr6" draw:text-style-name="P6" draw:layer="layout" svg:width="9.553cm" svg:height="0.954cm" svg:x="4.705cm" svg:y="8.655cm">
          <draw:text-box>
            <text:p text:style-name="P1"><text:span text:style-name="T4"><text:s text:c="17"/></text:span><text:span text:style-name="T4">1U ventilation</text:span></text:p>
          </draw:text-box>
        </draw:frame>
        <draw:frame draw:style-name="gr30" draw:text-style-name="P17" draw:layer="layout" svg:width="3.397cm" svg:height="1.589cm" svg:x="16.326cm" svg:y="10.441cm">
          <draw:text-box>
            <text:p><text:span text:style-name="T11">Fixed rails</text:span></text:p>
          </draw:text-box>
        </draw:frame>
        <draw:frame draw:style-name="gr30" draw:text-style-name="P17" draw:layer="layout" svg:width="3.397cm" svg:height="1.589cm" svg:x="16.321cm" svg:y="21.598cm">
          <draw:text-box>
            <text:p><text:span text:style-name="T11">Fixed rai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0:29:28.267819000</meta:creation-date>
    <dc:date>2018-02-20T16:30:02.877000000</dc:date>
    <meta:editing-duration>PT9H51M16S</meta:editing-duration>
    <meta:editing-cycles>54</meta:editing-cycles>
    <meta:generator>LibreOffice/5.2.2.2$Windows_X86_64 LibreOffice_project/8f96e87c890bf8fa77463cd4b640a2312823f3ad</meta:generator>
    <meta:document-statistic meta:object-count="263"/>
  </office:meta>
</office:document-meta>
</file>